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5.917cm" table:align="left"/>
    </style:style>
    <style:style style:name="Πίνακας1.A" style:family="table-column">
      <style:table-column-properties style:column-width="1.549cm"/>
    </style:style>
    <style:style style:name="Πίνακας1.B" style:family="table-column">
      <style:table-column-properties style:column-width="14.369cm"/>
    </style:style>
    <style:style style:name="Πίνακας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Πίνακας1.B1" style:family="table-cell">
      <style:table-cell-properties style:vertical-align="middle" fo:padding="0.049cm" fo:border="0.05pt solid #000000"/>
    </style:style>
    <style:style style:name="Πίνακας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Πίνακας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2.833cm" style:rel-column-width="10922*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F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7cm" table:align="margins"/>
    </style:style>
    <style:style style:name="Πίνακας3.A" style:family="table-column">
      <style:table-column-properties style:column-width="2.833cm" style:rel-column-width="10922*"/>
    </style:style>
    <style:style style:name="Πίνακας3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3.F1" style:family="table-cell">
      <style:table-cell-properties fo:padding="0.097cm" fo:border="0.05pt solid #000000"/>
    </style:style>
    <style:style style:name="Πίνακας3.A2" style:family="table-cell">
      <style:table-cell-properties fo:padding="0.097cm" fo:border-left="0.05pt solid #000000" fo:border-right="none" fo:border-top="none" fo:border-bottom="0.05pt solid #000000"/>
    </style:style>
    <style:style style:name="Πίνακας3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7cm" table:align="margins"/>
    </style:style>
    <style:style style:name="Πίνακας4.A" style:family="table-column">
      <style:table-column-properties style:column-width="2.833cm" style:rel-column-width="10922*"/>
    </style:style>
    <style:style style:name="Πίνακας4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4.F1" style:family="table-cell">
      <style:table-cell-properties fo:padding="0.097cm" fo:border="0.05pt solid #000000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92cd7" officeooo:paragraph-rsid="00192cd7" style:font-weight-asian="normal" style:font-weight-complex="normal"/>
    </style:style>
    <style:style style:name="P2" style:family="paragraph" style:parent-style-name="Text_20_body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62a3b" officeooo:paragraph-rsid="00170be0" style:font-size-asian="12pt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0ddf9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l" fo:country="GR" fo:font-weight="bold" officeooo:rsid="001ea5fd" officeooo:paragraph-rsid="000ddf9f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0ddf9f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ddf9f"/>
    </style:style>
    <style:style style:name="P7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560dd2"/>
    </style:style>
    <style:style style:name="P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ddf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70be0" officeooo:paragraph-rsid="000ddf9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officeooo:paragraph-rsid="000ddf9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47f83" officeooo:paragraph-rsid="001120d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9562d" officeooo:paragraph-rsid="0026817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120dd" style:font-size-asian="12pt" style:font-weight-asian="bold" style:font-size-complex="12pt" style:font-weight-complex="bold"/>
    </style:style>
    <style:style style:name="P14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2ef2c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3d55e" officeooo:paragraph-rsid="000ddf9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b1ee8" officeooo:paragraph-rsid="001120d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ddf9f"/>
    </style:style>
    <style:style style:name="P18" style:family="paragraph" style:parent-style-name="Standard">
      <style:text-properties fo:language="el" fo:country="GR" fo:font-weight="bold" officeooo:rsid="002cd9df" officeooo:paragraph-rsid="0046ea25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1120dd"/>
    </style:style>
    <style:style style:name="P20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fo:language="el" fo:country="GR" fo:font-weight="normal" officeooo:rsid="0014a901" officeooo:paragraph-rsid="000ddf9f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fo:color="#000000" style:font-name="Liberation Serif" fo:font-weight="bold" style:font-weight-asian="bold" style:font-weight-complex="bold"/>
    </style:style>
    <style:style style:name="P22" style:family="paragraph" style:parent-style-name="Table_20_Contents">
      <style:text-properties fo:color="#000000" style:font-name="Liberation Serif" fo:font-style="italic" fo:font-weight="bold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0dd2" officeooo:paragraph-rsid="00560dd2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0dd2" officeooo:paragraph-rsid="00560dd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2ef2c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5765d1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0dd2" officeooo:paragraph-rsid="00560dd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5765d1" officeooo:paragraph-rsid="005765d1" style:font-size-asian="12pt" style:font-weight-asian="bold" style:font-size-complex="12pt" style:font-weight-complex="bold"/>
    </style:style>
    <style:style style:name="P2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language="en" fo:country="US" fo:font-weight="bold" officeooo:rsid="005765d1" officeooo:paragraph-rsid="005765d1" style:font-weight-asian="bold" style:font-weight-complex="bold"/>
    </style:style>
    <style:style style:name="P30" style:family="paragraph" style:parent-style-name="Standard">
      <style:text-properties fo:language="el" fo:country="GR" fo:font-weight="bold" officeooo:rsid="002cd9df" officeooo:paragraph-rsid="005765d1" style:font-weight-asian="bold" style:font-weight-complex="bold"/>
    </style:style>
    <style:style style:name="P31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bold" officeooo:paragraph-rsid="005a830e" style:font-weight-asian="bold" style:font-weight-complex="bold"/>
    </style:style>
    <style:style style:name="P32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47f83" style:font-size-asian="12pt" style:font-weight-asian="bold" style:font-size-complex="12pt" style:font-weight-complex="bold"/>
    </style:style>
    <style:style style:name="P33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147f83" style:font-size-asian="12pt" style:font-weight-asian="bold" style:font-size-complex="12pt" style:font-weight-complex="bold"/>
    </style:style>
    <style:style style:name="P34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weight="bold" officeooo:paragraph-rsid="00147f8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officeooo:paragraph-rsid="005765d1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fo:font-weight="bold" officeooo:rsid="005765d1" officeooo:paragraph-rsid="005765d1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Liberation Serif" fo:letter-spacing="normal" fo:font-style="normal" style:text-underline-style="none" officeooo:rsid="000bd03a"/>
    </style:style>
    <style:style style:name="T2" style:family="text">
      <style:text-properties fo:font-variant="normal" fo:text-transform="none" fo:color="#000000" style:font-name="Liberation Serif" fo:letter-spacing="normal" fo:font-style="normal" style:text-underline-style="none" officeooo:rsid="002db6ce"/>
    </style:style>
    <style:style style:name="T3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e7d2f" style:font-weight-asian="bold" style:font-weight-complex="bold"/>
    </style:style>
    <style:style style:name="T4" style:family="text">
      <style:text-properties fo:font-variant="normal" fo:text-transform="none" fo:color="#000000" style:font-name="Liberation Serif" fo:letter-spacing="normal" fo:font-style="normal" style:text-underline-style="none" officeooo:rsid="002e7d2f"/>
    </style:style>
    <style:style style:name="T5" style:family="text">
      <style:text-properties fo:font-variant="normal" fo:text-transform="none" fo:color="#000000" style:font-name="Liberation Serif" fo:letter-spacing="normal" fo:font-style="normal" style:text-underline-style="none" officeooo:rsid="002ef2cc"/>
    </style:style>
    <style:style style:name="T6" style:family="text">
      <style:text-properties fo:font-variant="normal" fo:text-transform="none" fo:color="#000000" style:font-name="Liberation Serif" fo:letter-spacing="normal" fo:font-style="normal" style:text-underline-style="none" officeooo:rsid="0036fda6"/>
    </style:style>
    <style:style style:name="T7" style:family="text">
      <style:text-properties fo:font-variant="normal" fo:text-transform="none" fo:color="#000000" style:font-name="Liberation Serif" fo:letter-spacing="normal" fo:font-style="normal" style:text-underline-style="none" officeooo:rsid="00377d95"/>
    </style:style>
    <style:style style:name="T8" style:family="text">
      <style:text-properties fo:font-variant="normal" fo:text-transform="none" fo:color="#000000" style:font-name="Liberation Serif" fo:letter-spacing="normal" fo:font-style="normal" style:text-underline-style="none" officeooo:rsid="00383a6d"/>
    </style:style>
    <style:style style:name="T9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7d2f" style:font-weight-asian="bold" style:font-weight-complex="bold"/>
    </style:style>
    <style:style style:name="T10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f2cc" style:font-weight-asian="bold" style:font-weight-complex="bold"/>
    </style:style>
    <style:style style:name="T11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db6ce" style:font-weight-asian="bold" style:font-weight-complex="bold"/>
    </style:style>
    <style:style style:name="T1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7d2f"/>
    </style:style>
    <style:style style:name="T13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f2cc"/>
    </style:style>
    <style:style style:name="T14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6fda6"/>
    </style:style>
    <style:style style:name="T15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db6ce"/>
    </style:style>
    <style:style style:name="T16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77d95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ddf9f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70be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dca1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4a901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fdd05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559db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5bae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0dd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368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71bf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56c997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8c539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ddf9f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120d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4a901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560dd2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US" fo:font-style="normal" officeooo:rsid="00162a3b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en" fo:country="US" fo:font-style="normal" officeooo:rsid="00068153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en" fo:country="US" fo:font-style="normal" officeooo:rsid="0007ff66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en" fo:country="US" fo:font-style="normal" officeooo:rsid="001120dd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US" fo:font-style="normal" officeooo:rsid="0012f1d7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US" fo:font-style="normal" officeooo:rsid="00147f83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ddf9f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dca1e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0dd2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4a901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fdd05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559db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5bae3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368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71bf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56c997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language="el" fo:country="GR" fo:font-style="normal" officeooo:rsid="000b1ee8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language="el" fo:country="GR" fo:font-style="normal" officeooo:rsid="001120dd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language="el" fo:country="GR" fo:font-style="normal" officeooo:rsid="0012f1d7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el" fo:country="GR" fo:font-style="normal" officeooo:rsid="00147f83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1120dd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0ddf9f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0170be0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bold" officeooo:rsid="000ddf9f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69" style:family="text">
      <style:text-properties fo:font-variant="normal" fo:text-transform="none" fo:color="#000000" style:font-name="Liberation Serif" fo:font-size="12pt" fo:letter-spacing="normal" fo:font-style="normal" officeooo:rsid="00162a3b" style:font-size-asian="12pt" style:font-size-complex="12pt"/>
    </style:style>
    <style:style style:name="T70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1" style:family="text">
      <style:text-properties officeooo:rsid="0005c294"/>
    </style:style>
    <style:style style:name="T72" style:family="text">
      <style:text-properties fo:language="en" fo:country="US"/>
    </style:style>
    <style:style style:name="T73" style:family="text">
      <style:text-properties fo:language="en" fo:country="US" officeooo:rsid="00068153"/>
    </style:style>
    <style:style style:name="T74" style:family="text">
      <style:text-properties fo:language="en" fo:country="US" officeooo:rsid="0007ff66"/>
    </style:style>
    <style:style style:name="T75" style:family="text">
      <style:text-properties fo:language="en" fo:country="US" style:text-underline-style="none" fo:font-weight="bold" officeooo:rsid="0010208b" style:font-weight-asian="bold" style:font-weight-complex="bold"/>
    </style:style>
    <style:style style:name="T76" style:family="text">
      <style:text-properties fo:language="el" fo:country="GR" officeooo:rsid="00068153"/>
    </style:style>
    <style:style style:name="T77" style:family="text">
      <style:text-properties officeooo:rsid="000f2a7f"/>
    </style:style>
    <style:style style:name="T78" style:family="text">
      <style:text-properties fo:font-style="italic"/>
    </style:style>
    <style:style style:name="T79" style:family="text">
      <style:text-properties officeooo:rsid="000b1ee8"/>
    </style:style>
    <style:style style:name="T80" style:family="text">
      <style:text-properties officeooo:rsid="0058bfd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LANOMA MACHINE LEARNING</text:p>
      <text:p text:style-name="P3"/>
      <text:p text:style-name="P4">Σαλτερ<text:span text:style-name="T77">ή</text:span>ς Γε<text:span text:style-name="T77">ώ</text:span>ργιος 2136</text:p>
      <text:p text:style-name="P4">Μουλόπουλος Αντώνιος 2104</text:p>
      <text:p text:style-name="P5"/>
      <text:p text:style-name="P6"/>
      <text:p text:style-name="P6"><text:span text:style-name="T71">Αποτελεσματα απο την εκπαίδευση διαφορων </text:span><text:span text:style-name="T73">clasifiers </text:span><text:span text:style-name="T76">που προβλεπουν αν καποιος εχει μελανομα η όχι. Οι </text:span><text:span text:style-name="T73">classifier </text:span><text:span text:style-name="T76">που χρησιμοποιουμε είναι οι</text:span><text:bookmark text:name="SVM"/><text:span text:style-name="T76"> </text:span><text:span text:style-name="T18">SVM </text:span><text:span text:style-name="T22">Linear</text:span><text:span text:style-name="T18">,</text:span><text:bookmark text:name="LINEAR-LOGISTIC-REGRESSION"/><text:span text:style-name="T18">L</text:span><text:span text:style-name="T19">inear</text:span><text:span text:style-name="T18"> L</text:span><text:span text:style-name="T19">ogistic</text:span><text:span text:style-name="T18"> R</text:span><text:bookmark text:name="OLS"/><text:span text:style-name="T19">egression</text:span><text:span text:style-name="T18">, </text:span><text:span text:style-name="T45">GaussianNB.</text:span></text:p>
      <text:p text:style-name="P8"/>
      <text:p text:style-name="P17"><text:span text:style-name="T63">Γ</text:span><text:span text:style-name="T62">ια το παρακατω πειραμα κρατήσαμε ολα τα </text:span><text:span text:style-name="T17">snp </text:span><text:span text:style-name="T62">με</text:span><text:span text:style-name="T66"> </text:span><text:span text:style-name="T31">pvalue &lt;= 0.0</text:span><text:span text:style-name="T32">0</text:span><text:span text:style-name="T31">01 </text:span><text:span text:style-name="T64">από το αρχείο </text:span><text:span text:style-name="T34">assoc </text:span><text:span text:style-name="T64">που πήραμε απο το</text:span><text:span text:style-name="T67"> </text:span><text:span text:style-name="T34">plink</text:span><text:span text:style-name="T31">. <text:s/></text:span><text:span text:style-name="T65">Το </text:span><text:span text:style-name="T21">assoc </text:span><text:span text:style-name="T65">αρχείο είναι της μορφής:</text:span></text:p>
      <text:p text:style-name="P9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1">CHR</text:p>
          </table:table-cell>
          <table:table-cell table:style-name="Πίνακας1.B1" office:value-type="string">
            <text:p text:style-name="P21">Chromosome code</text:p>
          </table:table-cell>
        </table:table-row>
        <table:table-row>
          <table:table-cell table:style-name="Πίνακας1.A2" office:value-type="string">
            <text:p text:style-name="P21">SNP</text:p>
          </table:table-cell>
          <table:table-cell table:style-name="Πίνακας1.B2" office:value-type="string">
            <text:p text:style-name="P21">Variant identifier</text:p>
          </table:table-cell>
        </table:table-row>
        <table:table-row>
          <table:table-cell table:style-name="Πίνακας1.A2" office:value-type="string">
            <text:p text:style-name="P21">BP</text:p>
          </table:table-cell>
          <table:table-cell table:style-name="Πίνακας1.B2" office:value-type="string">
            <text:p text:style-name="P21">Base-pair coordinate</text:p>
          </table:table-cell>
        </table:table-row>
        <table:table-row>
          <table:table-cell table:style-name="Πίνακας1.A2" office:value-type="string">
            <text:p text:style-name="P21">A1</text:p>
          </table:table-cell>
          <table:table-cell table:style-name="Πίνακας1.B2" office:value-type="string">
            <text:p text:style-name="P21">Allele 1 (usually minor)</text:p>
          </table:table-cell>
        </table:table-row>
        <table:table-row>
          <table:table-cell table:style-name="Πίνακας1.A2" office:value-type="string">
            <text:p text:style-name="P21">F_A</text:p>
          </table:table-cell>
          <table:table-cell table:style-name="Πίνακας1.B2" office:value-type="string">
            <text:p text:style-name="P21">Allele 1 frequency among cases</text:p>
          </table:table-cell>
        </table:table-row>
        <table:table-row>
          <table:table-cell table:style-name="Πίνακας1.A2" office:value-type="string">
            <text:p text:style-name="P21">F_U</text:p>
          </table:table-cell>
          <table:table-cell table:style-name="Πίνακας1.B2" office:value-type="string">
            <text:p text:style-name="P21">Allele 1 frequency among controls</text:p>
          </table:table-cell>
        </table:table-row>
        <table:table-row>
          <table:table-cell table:style-name="Πίνακας1.A2" office:value-type="string">
            <text:p text:style-name="P21">A2</text:p>
          </table:table-cell>
          <table:table-cell table:style-name="Πίνακας1.B2" office:value-type="string">
            <text:p text:style-name="P21">Allele 2</text:p>
          </table:table-cell>
        </table:table-row>
        <table:table-row>
          <table:table-cell table:style-name="Πίνακας1.A2" office:value-type="string">
            <text:p text:style-name="P22">CHISQ</text:p>
          </table:table-cell>
          <table:table-cell table:style-name="Πίνακας1.B2" office:value-type="string">
            <text:p text:style-name="P21">Allelic test chi-square statistic. <text:span text:style-name="T78">Not present with 'fisher'/'fisher-midp' modifier.</text:span></text:p>
          </table:table-cell>
        </table:table-row>
        <table:table-row>
          <table:table-cell table:style-name="Πίνακας1.A2" office:value-type="string">
            <text:p text:style-name="P21">P</text:p>
          </table:table-cell>
          <table:table-cell table:style-name="Πίνακας1.B2" office:value-type="string">
            <text:p text:style-name="P21">Allelic test p-value</text:p>
          </table:table-cell>
        </table:table-row>
        <table:table-row>
          <table:table-cell table:style-name="Πίνακας1.A2" office:value-type="string">
            <text:p text:style-name="P21">OR</text:p>
          </table:table-cell>
          <table:table-cell table:style-name="Πίνακας1.B2" office:value-type="string">
            <text:p text:style-name="P21">odds(allele 1 | case) / odds(allele 1 | control)</text:p>
          </table:table-cell>
        </table:table-row>
      </table:table>
      <text:p text:style-name="P10"/>
      <text:p text:style-name="P10"/>
      <text:p text:style-name="P19"><text:span text:style-name="T57">Γ</text:span><text:span text:style-name="T58">ια να στήσουμε τον πινακα </text:span><text:span text:style-name="T61">ασθενείς-</text:span><text:span text:style-name="T35">features, </text:span><text:span text:style-name="T58">όπου </text:span><text:span text:style-name="T42">feature </text:span><text:span text:style-name="T58">είναι ένα </text:span><text:span text:style-name="T42">snp, </text:span><text:span text:style-name="T58">κωδικοποιούμε το κάθε </text:span><text:span text:style-name="T42">snp </text:span><text:span text:style-name="T58">σε 0 ή 1 ή 2. </text:span><text:span text:style-name="T59">Για να ξεκινήσουμε την κωδικοποίηση των </text:span><text:span text:style-name="T43">snps </text:span><text:span text:style-name="T59">όπως είπαμε και πριν πρέπει πρώτα να εξάγουμε το </text:span><text:span text:style-name="T43">lgen </text:span><text:span text:style-name="T59">αρχείο των ασθενών με τη χρήση του </text:span><text:span text:style-name="T43">plink. </text:span><text:span text:style-name="T44">To lgen </text:span><text:span text:style-name="T60">αρχείο είναι ξεχωριστό για κάθε χρωμόσωμα και περίεχει το </text:span><text:span text:style-name="T44">snp </text:span><text:span text:style-name="T60">του ασθενή με τα </text:span><text:span text:style-name="T44">allele </text:span><text:span text:style-name="T60">του. Είναι της μορφής:</text:span></text:p>
      <text:p text:style-name="P13"/>
      <text:list xml:id="list1083434990476421949" text:style-name="L1">
        <text:list-item>
          <text:p text:style-name="P32">Family ID</text:p>
        </text:list-item>
        <text:list-item>
          <text:p text:style-name="P33">Within-family ID</text:p>
        </text:list-item>
        <text:list-item>
          <text:p text:style-name="P33">Variant identifier</text:p>
        </text:list-item>
        <text:list-item>
          <text:p text:style-name="P33">Allele 1 </text:p>
        </text:list-item>
        <text:list-item>
          <text:p text:style-name="P34"><text:span text:style-name="T68">Allele </text:span><text:span text:style-name="T39">2</text:span></text:p>
        </text:list-item>
      </text:list>
      <text:p text:style-name="P1"><text:span text:style-name="T69">Τ</text:span><text:span text:style-name="T68">ο </text:span><text:span text:style-name="T38">snp </text:span><text:span text:style-name="T68">κάθε ασθένη παίρνει τον κωδικό 0 αν το </text:span><text:span text:style-name="T38">allele1 </text:span><text:span text:style-name="T70">και </text:span><text:span text:style-name="T68">το </text:span><text:span text:style-name="T38">allele2 </text:span><text:span text:style-name="T68">απο το </text:span><text:span text:style-name="T38">lgen </text:span><text:span text:style-name="T68">αρχείο είναι διαφορετικο από το </text:span><text:span text:style-name="T38">allele1(A1) </text:span><text:span text:style-name="T68">του </text:span><text:span text:style-name="T38">assoc </text:span><text:span text:style-name="T68">αρχείου, <text:s/>παίρνει τον κωδικό 1 αν <text:s/></text:span><text:span text:style-name="T70">μόνο</text:span><text:span text:style-name="T66"> </text:span><text:span text:style-name="T68">ένα από τα </text:span><text:span text:style-name="T38">allele1 </text:span><text:span text:style-name="T68">και </text:span><text:span text:style-name="T38">allele2 </text:span><text:span text:style-name="T68">απο το </text:span><text:span text:style-name="T38">lgen </text:span><text:span text:style-name="T68">αρχείο είναι ίδια με το </text:span><text:span text:style-name="T38">allele1(A1) </text:span><text:span text:style-name="T68">του </text:span><text:span text:style-name="T38">assoc </text:span><text:span text:style-name="T68">αρχείου και τέλος <text:s/>παίρνει τον κωδικό 2 αν το </text:span><text:span text:style-name="T38">allele1 </text:span><text:span text:style-name="T70">και</text:span><text:span text:style-name="T68"> το </text:span><text:span text:style-name="T38">allele2 </text:span><text:span text:style-name="T68">απο το </text:span><text:span text:style-name="T38">lgen </text:span><text:span text:style-name="T68">αρχείο είναι ίδια με το </text:span><text:span text:style-name="T38">allele1(A1) </text:span><text:span text:style-name="T68">του </text:span><text:span text:style-name="T38">assoc </text:span><text:span text:style-name="T68">αρχείου.</text:span></text:p>
      <text:p text:style-name="P2"/>
      <text:p text:style-name="P11"/>
      <text:p text:style-name="P11"/>
      <text:p text:style-name="P11"><text:soft-page-break/></text:p>
      <text:p text:style-name="P16"/>
      <text:p text:style-name="P7"><text:span text:style-name="T49">Τ</text:span><text:span text:style-name="T50">α </text:span><text:span text:style-name="T23">snp</text:span><text:span text:style-name="T24">s</text:span><text:span text:style-name="T23"> </text:span><text:span text:style-name="T50">με </text:span><text:span text:style-name="T33">pvalue &lt;= 0.</text:span><text:span text:style-name="T32">0</text:span><text:span text:style-name="T33">001 </text:span><text:span text:style-name="T50">είναι 5415 για να αποφύγουμε το </text:span><text:span text:style-name="T36">overfitting </text:span><text:span text:style-name="T50">μειώνουμε τα </text:span><text:span text:style-name="T23">snps </text:span><text:span text:style-name="T50">με τ</text:span><text:span text:style-name="T51">ον εξής τρόπο, τον οποίο σκεφτήκαμε μόνοι μας. </text:span><text:span text:style-name="T52">Για να επιλέξουμε τα </text:span><text:span text:style-name="T25">snps </text:span><text:span text:style-name="T52">που θα χρησιμοποιήσουμε για την εκπαίδευση, θα βρούμε το </text:span><text:span text:style-name="T25">correlation </text:span><text:span text:style-name="T52">μεταξύ των </text:span><text:span text:style-name="T25">snps </text:span><text:span text:style-name="T52">ανάλογα με την κωδικοποίηση που είπαμε και πιο πάνω.</text:span><text:span text:style-name="T25"> </text:span><text:span text:style-name="T26">T</text:span><text:span text:style-name="T53">ο </text:span><text:span text:style-name="T26">correlation </text:span><text:span text:style-name="T53">μεταξύ ενός </text:span><text:span text:style-name="T26">snps X </text:span><text:span text:style-name="T53">και ενός </text:span><text:span text:style-name="T26">snp </text:span><text:span text:style-name="T53">Υ ορίζεται ως εξής </text:span><text:span text:style-name="T37">COR(X,Y) = COV(X,Y) / VAR(X)*VAR(Y).</text:span></text:p>
      <text:p text:style-name="P23">Ισχύει </text:p>
      <text:list xml:id="list1098998931267079735" text:style-name="L2">
        <text:list-item>
          <text:p text:style-name="P24"><draw:frame draw:style-name="fr1" draw:name="Αντικείμενο1" text:anchor-type="as-char" svg:y="-0.377cm" svg:width="3.621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7">COR(X,Y) = COR(Y,X)</text:p>
        </text:list-item>
        <text:list-item>
          <text:p text:style-name="P27">COR(X,X) = 1</text:p>
        </text:list-item>
      </text:list>
      <text:p text:style-name="P23"/>
      <text:p text:style-name="P7"><text:span text:style-name="T48">Aν είναι ίσο με 1 τότε τα </text:span><text:span text:style-name="T27">snp </text:span><text:span text:style-name="T48">δεν είναι ανεξάρτητα μεταξύ τους, δηλαδή η κωδικοποίηση αλλάζει προς την ίδια κατεύθυνση. Αν είναι κοντά στο 0 είναι ανεξάρτητα μεταξύ τους και αν είναι κοντά στο -1 η κωδικοποίηση αλλάζει προς την αντίθετη κατεύθυνση. </text:span><text:span text:style-name="T54">Αρχικά βρίσκουμε </text:span><text:span text:style-name="T28">snp </text:span><text:span text:style-name="T54">που έχουνε πολύ μεγάλο </text:span><text:span text:style-name="T28">correlation. </text:span><text:span text:style-name="T55">Αυτό σημαίνει ότι βρίσκουμε </text:span><text:span text:style-name="T29">snps </text:span><text:span text:style-name="T55">που η κωδικοποίηση αλλάζει με ίδιο τρόπο όταν κάποιος έχει την ασθένεια ή όταν κάποιος δεν έχει την ασθένεια. Εμείς εκπαιδεύουμε τους </text:span><text:span text:style-name="T29">classifiers </text:span><text:span text:style-name="T56">με τα υπόλοιπα </text:span><text:span text:style-name="T30">snps. </text:span><text:span text:style-name="T56">Αυτό το κάνουμε επειδή τα </text:span><text:span text:style-name="T30">snp </text:span><text:span text:style-name="T56">με υψηλό </text:span><text:span text:style-name="T30">correlation </text:span><text:span text:style-name="T56">έχουν μεταβάλονται κατα τον ίδιο τρόπο ανάλογα με το αν έχουμε </text:span><text:span text:style-name="T30">case </text:span><text:span text:style-name="T56">ή </text:span><text:span text:style-name="T30">control. </text:span><text:span text:style-name="T56">Ετσι χρησιμοποιούμε τα υπόλοιπα </text:span><text:span text:style-name="T30">snps </text:span><text:span text:style-name="T56">που είναι ανεξαρτητα μεταξύ τους με βάση το </text:span><text:span text:style-name="T30">correlation </text:span><text:span text:style-name="T56">για να βγάλουμε την αποφασή μας</text:span></text:p>
      <text:p text:style-name="P15"/>
      <text:p text:style-name="P12">Οι <text:span text:style-name="T72">ασθενεις</text:span> μας ειναι στο συνολο 4980. Απο αυτούς <text:span text:style-name="T79">οι 3962 δεν εχουν την ασθενεια</text:span><text:span text:style-name="T75">(control = 0)</text:span><text:span text:style-name="T79"> και οι υπόλοιποι 1018 εχουν την ασθενεια</text:span><text:span text:style-name="T75">(case = 1)</text:span><text:span text:style-name="T79">.</text:span></text:p>
      <text:p text:style-name="P12"/>
      <text:p text:style-name="P20"><text:span text:style-name="T6">Για κάθε </text:span><text:span text:style-name="T14">classifier </text:span><text:span text:style-name="T6">χωρίζουμε τα <text:s/>δεδομένα που έχουμε σε 10 σύνολα που είναι ξένα μεταξύ τους</text:span><text:span text:style-name="T1">. </text:span><text:span text:style-name="T6">Άρα</text:span><text:span text:style-name="T14"> </text:span><text:span text:style-name="T6">τρέχουμε </text:span><text:span text:style-name="T7">κάθε </text:span><text:span text:style-name="T16">classifier</text:span><text:span text:style-name="T6"> δέκα φορές και κάθε φορά χρησιμοποιούμε τα 9 σύνολα ως δεδομένα εκπαίδευσης και το 1 σύνολο ως </text:span><text:span text:style-name="T14">test </text:span><text:span text:style-name="T6">για να δούμε την ικανότητα γενίκευση του </text:span><text:span text:style-name="T14">classifier.</text:span><text:span text:style-name="T1"> </text:span><text:span text:style-name="T2">Τα αποτελέσματα </text:span><text:span text:style-name="T6">που </text:span><text:span text:style-name="T2">φαίνονται στους παρακάτω πίνακες </text:span><text:span text:style-name="T6">είναι ο μέσος όρος των αποτελεσμάτων που πήραμε από τις 10 φορές που τρ</text:span><text:span text:style-name="T8">έ</text:span><text:span text:style-name="T6">ξαμε τον </text:span><text:span text:style-name="T14">clasifier</text:span><text:span text:style-name="T2">. Το </text:span><text:span text:style-name="T15">Cross validation </text:span><text:span text:style-name="T2">είναι το ποσοστό επιτυχιας της πρόβλεψης. Το </text:span><text:span text:style-name="T15">recall </text:span><text:span text:style-name="T2">υπολογίζεται από τον τύπο </text:span><text:span text:style-name="T11">true positives / <text:s/>(true positives + false negatives) </text:span><text:span text:style-name="T2">και το </text:span><text:span text:style-name="T15">precision </text:span><text:span text:style-name="T2">από τον τύπο </text:span><text:span text:style-name="T11">true positives / <text:s/>(true positives + false positives ). </text:span><text:span text:style-name="T3">Τ</text:span><text:span text:style-name="T9">rue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και πράγματι την έχει. </text:span><text:span text:style-name="T10">False</text:span><text:span text:style-name="T9">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</text:span><text:span text:style-name="T5">και στην πραγματικότητα δεν</text:span><text:span text:style-name="T4"> την έχει. </text:span><text:span text:style-name="T10">False</text:span><text:span text:style-name="T9"> </text:span><text:span text:style-name="T10">negatives</text:span><text:span text:style-name="T13"> </text:span><text:span text:style-name="T4">είναι η πρόβλεψη του </text:span><text:span text:style-name="T12">classifier </text:span><text:span text:style-name="T4">για κάποιον ασθενή ότι </text:span><text:span text:style-name="T5">δεν </text:span><text:span text:style-name="T4">έχει την ασθενεια </text:span><text:span text:style-name="T5">και στην πραγματικότητα </text:span><text:span text:style-name="T4">την έχει. </text:span></text:p>
      <text:p text:style-name="P14"/>
      <text:p text:style-name="P14"/>
      <table:table table:name="Πίνακας2" table:style-name="Πίνακας2">
        <table:table-column table:style-name="Πίνακας2.A" table:number-columns-repeated="6"/>
        <table:table-row>
          <table:table-cell table:style-name="Πίνακας2.A1" office:value-type="string">
            <text:p text:style-name="P35"/>
          </table:table-cell>
          <table:table-cell table:style-name="Πίνακας2.A1" office:value-type="string">
            <text:p text:style-name="P37">ACCURACY</text:p>
          </table:table-cell>
          <table:table-cell table:style-name="Πίνακας2.A1" office:value-type="string">
            <text:p text:style-name="P37">AUC</text:p>
          </table:table-cell>
          <table:table-cell table:style-name="Πίνακας2.A1" office:value-type="string">
            <text:p text:style-name="P37">RECALL</text:p>
          </table:table-cell>
          <table:table-cell table:style-name="Πίνακας2.A1" office:value-type="string">
            <text:p text:style-name="P37">PRECISION</text:p>
          </table:table-cell>
          <table:table-cell table:style-name="Πίνακας2.F1" office:value-type="string">
            <text:p text:style-name="P37">F1</text:p>
          </table:table-cell>
        </table:table-row>
        <table:table-row>
          <table:table-cell table:style-name="Πίνακας2.A2" office:value-type="string">
            <text:p text:style-name="P37">Low Correlation</text:p>
          </table:table-cell>
          <table:table-cell table:style-name="Πίνακας2.A2" office:value-type="string">
            <text:p text:style-name="P37">0,96</text:p>
          </table:table-cell>
          <table:table-cell table:style-name="Πίνακας2.A2" office:value-type="string">
            <text:p text:style-name="P37">0,97</text:p>
          </table:table-cell>
          <table:table-cell table:style-name="Πίνακας2.A2" office:value-type="string">
            <text:p text:style-name="P37">0,99</text:p>
          </table:table-cell>
          <table:table-cell table:style-name="Πίνακας2.A2" office:value-type="string">
            <text:p text:style-name="P37">0,87</text:p>
          </table:table-cell>
          <table:table-cell table:style-name="Πίνακας2.F2" office:value-type="string">
            <text:p text:style-name="P37">0,92</text:p>
          </table:table-cell>
        </table:table-row>
        <table:table-row>
          <table:table-cell table:style-name="Πίνακας2.A2" office:value-type="string">
            <text:p text:style-name="P37">High Correlation</text:p>
          </table:table-cell>
          <table:table-cell table:style-name="Πίνακας2.A2" office:value-type="string">
            <text:p text:style-name="P37">0,93</text:p>
          </table:table-cell>
          <table:table-cell table:style-name="Πίνακας2.A2" office:value-type="string">
            <text:p text:style-name="P37">0,86</text:p>
          </table:table-cell>
          <table:table-cell table:style-name="Πίνακας2.A2" office:value-type="string">
            <text:p text:style-name="P37">0,75</text:p>
          </table:table-cell>
          <table:table-cell table:style-name="Πίνακας2.A2" office:value-type="string">
            <text:p text:style-name="P37">0,91</text:p>
          </table:table-cell>
          <table:table-cell table:style-name="Πίνακας2.F2" office:value-type="string">
            <text:p text:style-name="P37">0,82</text:p>
          </table:table-cell>
        </table:table-row>
      </table:table>
      <text:p text:style-name="P28">GNB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6"/>
      <table:table table:name="Πίνακας3" table:style-name="Πίνακας3">
        <table:table-column table:style-name="Πίνακας3.A" table:number-columns-repeated="6"/>
        <table:table-row>
          <table:table-cell table:style-name="Πίνακας3.A1" office:value-type="string">
            <text:p text:style-name="P36"/>
          </table:table-cell>
          <table:table-cell table:style-name="Πίνακας3.A1" office:value-type="string">
            <text:p text:style-name="P37">ACCURACY</text:p>
          </table:table-cell>
          <table:table-cell table:style-name="Πίνακας3.A1" office:value-type="string">
            <text:p text:style-name="P37">AUC</text:p>
          </table:table-cell>
          <table:table-cell table:style-name="Πίνακας3.A1" office:value-type="string">
            <text:p text:style-name="P37">RECALL</text:p>
          </table:table-cell>
          <table:table-cell table:style-name="Πίνακας3.A1" office:value-type="string">
            <text:p text:style-name="P37">PRECISION</text:p>
          </table:table-cell>
          <table:table-cell table:style-name="Πίνακας3.F1" office:value-type="string">
            <text:p text:style-name="P37">F1</text:p>
          </table:table-cell>
        </table:table-row>
        <table:table-row>
          <table:table-cell table:style-name="Πίνακας3.A2" office:value-type="string">
            <text:p text:style-name="P37">Low Correlation</text:p>
          </table:table-cell>
          <table:table-cell table:style-name="Πίνακας3.A2" office:value-type="string">
            <text:p text:style-name="P37">0,96</text:p>
          </table:table-cell>
          <table:table-cell table:style-name="Πίνακας3.A2" office:value-type="string">
            <text:p text:style-name="P37">0,91</text:p>
          </table:table-cell>
          <table:table-cell table:style-name="Πίνακας3.A2" office:value-type="string">
            <text:p text:style-name="P37">0,83</text:p>
          </table:table-cell>
          <table:table-cell table:style-name="Πίνακας3.A2" office:value-type="string">
            <text:p text:style-name="P37">0,98</text:p>
          </table:table-cell>
          <table:table-cell table:style-name="Πίνακας3.F2" office:value-type="string">
            <text:p text:style-name="P37">0,90</text:p>
          </table:table-cell>
        </table:table-row>
        <table:table-row>
          <table:table-cell table:style-name="Πίνακας3.A2" office:value-type="string">
            <text:p text:style-name="P37">High Correlation</text:p>
          </table:table-cell>
          <table:table-cell table:style-name="Πίνακας3.A2" office:value-type="string">
            <text:p text:style-name="P37">0,87</text:p>
          </table:table-cell>
          <table:table-cell table:style-name="Πίνακας3.A2" office:value-type="string">
            <text:p text:style-name="P37">0,78</text:p>
          </table:table-cell>
          <table:table-cell table:style-name="Πίνακας3.A2" office:value-type="string">
            <text:p text:style-name="P37">0,63</text:p>
          </table:table-cell>
          <table:table-cell table:style-name="Πίνακας3.A2" office:value-type="string">
            <text:p text:style-name="P37">0,72</text:p>
          </table:table-cell>
          <table:table-cell table:style-name="Πίνακας3.F2" office:value-type="string">
            <text:p text:style-name="P37">0,67</text:p>
          </table:table-cell>
        </table:table-row>
      </table:table>
      <text:p text:style-name="P29">SVM(KERNEL)</text:p>
      <text:p text:style-name="P18"/>
      <text:p text:style-name="P30"/>
      <table:table table:name="Πίνακας4" table:style-name="Πίνακας4">
        <table:table-column table:style-name="Πίνακας4.A" table:number-columns-repeated="6"/>
        <table:table-row>
          <table:table-cell table:style-name="Πίνακας4.A1" office:value-type="string">
            <text:p text:style-name="P36"/>
          </table:table-cell>
          <table:table-cell table:style-name="Πίνακας4.A1" office:value-type="string">
            <text:p text:style-name="P37">ACCURACY</text:p>
          </table:table-cell>
          <table:table-cell table:style-name="Πίνακας4.A1" office:value-type="string">
            <text:p text:style-name="P37">AUC</text:p>
          </table:table-cell>
          <table:table-cell table:style-name="Πίνακας4.A1" office:value-type="string">
            <text:p text:style-name="P37">RECALL</text:p>
          </table:table-cell>
          <table:table-cell table:style-name="Πίνακας4.A1" office:value-type="string">
            <text:p text:style-name="P37">PRECISION</text:p>
          </table:table-cell>
          <table:table-cell table:style-name="Πίνακας4.F1" office:value-type="string">
            <text:p text:style-name="P37">F1</text:p>
          </table:table-cell>
        </table:table-row>
        <table:table-row>
          <table:table-cell table:style-name="Πίνακας4.A2" office:value-type="string">
            <text:p text:style-name="P37">Low Correlation</text:p>
          </table:table-cell>
          <table:table-cell table:style-name="Πίνακας4.A2" office:value-type="string">
            <text:p text:style-name="P37">0,<text:span text:style-name="T80">93</text:span></text:p>
          </table:table-cell>
          <table:table-cell table:style-name="Πίνακας4.A2" office:value-type="string">
            <text:p text:style-name="P37">0,<text:span text:style-name="T80">84</text:span></text:p>
          </table:table-cell>
          <table:table-cell table:style-name="Πίνακας4.A2" office:value-type="string">
            <text:p text:style-name="P37">0,<text:span text:style-name="T80">70</text:span></text:p>
          </table:table-cell>
          <table:table-cell table:style-name="Πίνακας4.A2" office:value-type="string">
            <text:p text:style-name="P37">0,<text:span text:style-name="T80">95</text:span></text:p>
          </table:table-cell>
          <table:table-cell table:style-name="Πίνακας4.F2" office:value-type="string">
            <text:p text:style-name="P37">0,<text:span text:style-name="T80">8</text:span>0</text:p>
          </table:table-cell>
        </table:table-row>
        <table:table-row>
          <table:table-cell table:style-name="Πίνακας4.A2" office:value-type="string">
            <text:p text:style-name="P37">High Correlation</text:p>
          </table:table-cell>
          <table:table-cell table:style-name="Πίνακας4.A2" office:value-type="string">
            <text:p text:style-name="P37">0,87</text:p>
          </table:table-cell>
          <table:table-cell table:style-name="Πίνακας4.A2" office:value-type="string">
            <text:p text:style-name="P37">0,7<text:span text:style-name="T80">6</text:span></text:p>
          </table:table-cell>
          <table:table-cell table:style-name="Πίνακας4.A2" office:value-type="string">
            <text:p text:style-name="P37">0,<text:span text:style-name="T80">57</text:span></text:p>
          </table:table-cell>
          <table:table-cell table:style-name="Πίνακας4.A2" office:value-type="string">
            <text:p text:style-name="P37">0,7<text:span text:style-name="T80">5</text:span></text:p>
          </table:table-cell>
          <table:table-cell table:style-name="Πίνακας4.F2" office:value-type="string">
            <text:p text:style-name="P37">0,6<text:span text:style-name="T80">5</text:span></text:p>
          </table:table-cell>
        </table:table-row>
      </table:table>
      <text:p text:style-name="P31"><text:span text:style-name="T40">L</text:span><text:span text:style-name="T41">inear</text:span><text:span text:style-name="T40"> L</text:span><text:span text:style-name="T41">ogistic</text:span><text:span text:style-name="T40"> R</text:span><text:bookmark text:name="OLS1"/><text:span text:style-name="T41">egres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0:14:34.428000000</meta:creation-date>
    <dc:date>2017-06-20T20:22:38.135000000</dc:date>
    <meta:editing-duration>PT10H57M21S</meta:editing-duration>
    <meta:editing-cycles>62</meta:editing-cycles>
    <meta:generator>LibreOffice/5.1.1.3$Windows_x86 LibreOffice_project/89f508ef3ecebd2cfb8e1def0f0ba9a803b88a6d</meta:generator>
    <meta:document-statistic meta:table-count="4" meta:image-count="0" meta:object-count="1" meta:page-count="3" meta:paragraph-count="94" meta:word-count="729" meta:character-count="4286" meta:non-whitespace-character-count="3648"/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n>1</mn>
        </mrow>
        <mo stretchy="false">≤</mo>
        <mi mathvariant="italic">COR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≤</mo>
        <mn>1</mn>
      </mrow>
    </mrow>
    <annotation encoding="StarMath 5.0">-1&lt;= COR( X,Y ) &lt;= 1
</annotation>
  </semantics>
</math>
</file>